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6B6F711311838540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9.731cm" fo:margin-left="1.101cm" fo:margin-right="0.169cm" fo:margin-top="0cm" fo:margin-bottom="0cm" table:align="margins"/>
    </style:style>
    <style:style style:name="Tabla4.A" style:family="table-column">
      <style:table-column-properties style:column-width="13.855cm" style:rel-column-width="46019*"/>
    </style:style>
    <style:style style:name="Tabla4.B" style:family="table-column">
      <style:table-column-properties style:column-width="1.663cm" style:rel-column-width="5524*"/>
    </style:style>
    <style:style style:name="Tabla4.C" style:family="table-column">
      <style:table-column-properties style:column-width="1.842cm" style:rel-column-width="6116*"/>
    </style:style>
    <style:style style:name="Tabla4.D" style:family="table-column">
      <style:table-column-properties style:column-width="2.371cm" style:rel-column-width="7876*"/>
    </style:style>
    <style:style style:name="Tabla4.1" style:family="table-row">
      <style:table-row-properties style:min-row-height="2.10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2" style:family="table-row">
      <style:table-row-properties style:min-row-height="0.249cm"/>
    </style:style>
    <style:style style:name="Tabla4.A2" style:family="table-cell">
      <style:table-cell-properties fo:padding="0cm" fo:border="none"/>
    </style:style>
    <style:style style:name="Tabla4.3" style:family="table-row">
      <style:table-row-properties style:min-row-height="0.407cm"/>
    </style:style>
    <style:style style:name="Tabla4.A3" style:family="table-cell">
      <style:table-cell-properties fo:padding="0.049cm" fo:border-left="0.05pt solid #000000" fo:border-right="none" fo:border-top="0.05pt solid #000000" fo:border-bottom="0.05pt solid #000000"/>
    </style:style>
    <style:style style:name="Tabla4.D3" style:family="table-cell">
      <style:table-cell-properties fo:padding="0.049cm" fo:border="0.05pt solid #000000"/>
    </style:style>
    <style:style style:name="Tabla4.4" style:family="table-row">
      <style:table-row-properties style:min-row-height="0.155cm"/>
    </style:style>
    <style:style style:name="Tabla2" style:family="table">
      <style:table-properties style:width="21.001cm" table:align="margins"/>
    </style:style>
    <style:style style:name="Tabla2.A" style:family="table-column">
      <style:table-column-properties style:column-width="21.0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3" style:family="paragraph" style:parent-style-name="Standard">
      <style:paragraph-properties fo:margin-left="0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62bdd" style:font-size-asian="10pt" style:font-size-complex="10pt"/>
    </style:style>
    <style:style style:name="P12" style:family="paragraph" style:parent-style-name="Standard">
      <style:paragraph-properties fo:margin-top="0.018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28pt" style:font-size-asian="28pt" style:font-name-complex="Lucida Sans" style:font-size-complex="28pt"/>
    </style:style>
    <style:style style:name="P13" style:family="paragraph" style:parent-style-name="Standard">
      <style:paragraph-properties fo:margin-left="0.332cm" fo:margin-right="0cm" fo:margin-top="0.019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8pt" fo:letter-spacing="-0.009cm" fo:font-weight="normal" style:font-size-asian="28pt" style:font-weight-asian="normal" style:font-name-complex="Lucida Sans" style:font-size-complex="28pt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0pt" fo:letter-spacing="-0.009cm" fo:font-weight="normal" style:font-size-asian="20pt" style:font-weight-asian="normal" style:font-name-complex="Lucida Sans" style:font-size-complex="20pt" style:font-weight-complex="normal"/>
    </style:style>
    <style:style style:name="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/>
    </style:style>
    <style:style style:name="P1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.206cm" fo:margin-right="-0.056cm" fo:margin-top="0.199cm" fo:margin-bottom="0cm" loext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24" style:family="paragraph" style:parent-style-name="Table_20_Contents">
      <style:text-properties fo:font-size="7pt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Lucida Sans" fo:font-size="16pt" style:font-size-asian="16pt" style:font-name-complex="Lucida Sans" style:font-size-complex="16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.064cm" fo:margin-bottom="0cm" loext:contextual-spacing="false" fo:line-height="0.349cm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3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 style:master-page-name="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page-number="auto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35" style:family="paragraph" style:parent-style-name="Standard" style:master-page-name="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page-number="auto" fo:break-before="page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36" style:family="paragraph" style:parent-style-name="Standard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color="#221f1f" style:font-name="Lucida Sans" fo:font-size="20pt" fo:letter-spacing="-0.009cm" fo:font-weight="normal" style:font-size-asian="20pt" style:font-weight-asian="normal" style:font-name-complex="Lucida Sans" style:font-size-complex="20pt" style:font-weight-complex="normal"/>
    </style:style>
    <style:style style:name="P38" style:family="paragraph" style:parent-style-name="Standard">
      <style:paragraph-properties fo:margin-left="0cm" fo:margin-right="0.101cm" fo:margin-top="0cm" fo:margin-bottom="0cm" loext:contextual-spacing="false" fo:line-height="200%" fo:text-align="center" style:justify-single-word="false" fo:orphans="0" fo:widows="0" fo:text-indent="0cm" style:auto-text-indent="false" style:text-autospace="none"/>
      <style:text-properties fo:color="#221f1f" style:font-name="Lucida Sans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062bdd" style:font-size-asian="13pt" style:font-weight-asian="bold" style:font-name-complex="Lucida Sans" style:font-size-complex="13pt" style:font-weight-complex="bold"/>
    </style:style>
    <style:style style:name="P4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officeooo:paragraph-rsid="0008c3b0" style:font-size-asian="10pt" style:font-name-complex="Lucida Sans" style:font-size-complex="10pt"/>
    </style:style>
    <style:style style:name="P4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62bdd" style:font-size-asian="10pt" style:font-name-complex="Lucida Sans" style:font-size-complex="10pt"/>
    </style:style>
    <style:style style:name="P4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3pt" fo:font-style="normal" officeooo:rsid="000d114b" officeooo:paragraph-rsid="000d114b" style:font-size-asian="13pt" style:font-style-asian="normal" style:font-name-complex="Lucida Sans" style:font-size-complex="13pt" style:font-style-complex="normal"/>
    </style:style>
    <style:style style:name="P4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62bdd" style:font-size-asian="10pt" style:font-size-complex="10pt"/>
    </style:style>
    <style:style style:name="P46" style:family="paragraph" style:parent-style-name="Standard">
      <style:paragraph-properties fo:margin-top="0.018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40pt" style:font-size-asian="40pt" style:font-name-complex="Lucida Sans" style:font-size-complex="40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38pt" fo:letter-spacing="-0.009cm" fo:font-weight="normal" style:font-size-asian="38pt" style:font-weight-asian="normal" style:font-name-complex="Lucida Sans" style:font-size-complex="3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size="9pt" fo:font-weight="normal" officeooo:paragraph-rsid="0010ebbc" style:font-size-asian="9pt" style:font-weight-asian="normal" style:font-size-complex="9pt" style:font-weight-complex="normal"/>
    </style:style>
    <style:style style:name="P50" style:family="paragraph" style:parent-style-name="Heading_20_1">
      <style:paragraph-properties fo:text-align="center" style:justify-single-word="false"/>
      <style:text-properties fo:color="#221f1f" style:font-name="Lucida Sans" fo:font-size="55pt" fo:letter-spacing="-0.009cm" fo:font-weight="normal" style:font-size-asian="55pt" style:font-weight-asian="normal" style:font-name-complex="Lucida Sans" style:font-size-complex="55pt" style:font-weight-complex="normal"/>
    </style:style>
    <style:style style:name="T1" style:family="text">
      <style:text-properties officeooo:rsid="00274622"/>
    </style:style>
    <style:style style:name="T2" style:family="text">
      <style:text-properties fo:letter-spacing="-0.007cm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style:font-style-asian="normal" style:font-style-complex="normal"/>
    </style:style>
    <style:style style:name="T5" style:family="text">
      <style:text-properties fo:letter-spacing="-0.007cm" fo:font-style="normal" officeooo:rsid="000f4c70" style:font-style-asian="normal" style:font-style-complex="normal"/>
    </style:style>
    <style:style style:name="T6" style:family="text">
      <style:text-properties fo:letter-spacing="-0.007cm" officeooo:rsid="000fbe59"/>
    </style:style>
    <style:style style:name="T7" style:family="text">
      <style:text-properties style:text-position="-5% 100%" fo:font-size="8pt" fo:letter-spacing="-0.009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style:text-position="-5% 100%" fo:letter-spacing="-0.012cm" fo:font-weight="normal" fo:background-color="transparent" loext:char-shading-value="0" style:font-weight-asian="normal" style:font-weight-complex="normal"/>
    </style:style>
    <style:style style:name="T9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letter-spacing="-0.009cm" style:font-name-complex="Lucida Sans"/>
    </style:style>
    <style:style style:name="T13" style:family="text">
      <style:text-properties fo:color="#221f1f" style:font-name="Lucida Sans" fo:letter-spacing="-0.012cm" style:font-name-complex="Lucida Sans"/>
    </style:style>
    <style:style style:name="T1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5" style:family="text">
      <style:text-properties fo:color="#221f1f" style:text-position="-5% 100%" style:font-name="Lucida Sans" fo:letter-spacing="-0.012cm" style:font-name-complex="Lucida Sans"/>
    </style:style>
    <style:style style:name="T16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9" style:family="text">
      <style:text-properties fo:color="#221f1f" style:text-position="-5% 100%" style:font-name="Lucida Sans" fo:letter-spacing="-0.009cm" style:font-name-complex="Lucida Sans"/>
    </style:style>
    <style:style style:name="T20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21" style:family="text">
      <style:text-properties fo:color="#221f1f" style:text-position="-5% 100%" style:font-name="Lucida Sans" style:font-name-complex="Lucida Sans"/>
    </style:style>
    <style:style style:name="T22" style:family="text">
      <style:text-properties style:font-name="Lucida Sans" fo:font-size="8pt" fo:letter-spacing="0.004cm" style:font-size-asian="8pt" style:font-name-complex="Lucida Sans" style:font-size-complex="8pt"/>
    </style:style>
    <style:style style:name="T23" style:family="text">
      <style:text-properties style:font-name="Lucida Sans" fo:font-size="8pt" fo:letter-spacing="0.005cm" style:font-size-asian="8pt" style:font-name-complex="Lucida Sans" style:font-size-complex="8pt"/>
    </style:style>
    <style:style style:name="T24" style:family="text">
      <style:text-properties fo:color="#aba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6">Descripción</text:p>
          </table:table-cell>
          <table:table-cell table:style-name="Tabla4.A1" office:value-type="string">
            <text:p text:style-name="P38">Cantidad Pedida</text:p>
          </table:table-cell>
          <table:table-cell table:style-name="Tabla4.A1" office:value-type="string">
            <text:p text:style-name="P38">Cantidad Entregada</text:p>
          </table:table-cell>
          <table:table-cell table:style-name="Tabla4.D1" office:value-type="string">
            <text:p text:style-name="P26">Estante</text:p>
          </table:table-cell>
        </table:table-row>
        <table:table-row table:style-name="Tabla4.2">
          <table:table-cell table:style-name="Tabla4.A2" office:value-type="string">
            <text:p text:style-name="P27"><text:text-input text:description="&lt;for each=&quot;line in o.move_lines.sorted(key=lambda r: r.product_id.name).sorted(key=lambda r: r.product_id.loc_rack)&quot;&gt;">For each line</text:text-input></text:p>
          </table:table-cell>
          <table:table-cell table:style-name="Tabla4.A2" office:value-type="string">
            <text:p text:style-name="P24"/>
          </table:table-cell>
          <table:table-cell table:style-name="Tabla4.A2" office:value-type="string">
            <text:p text:style-name="P24"/>
          </table:table-cell>
          <table:table-cell table:style-name="Tabla4.A2" office:value-type="string">
            <text:p text:style-name="P24"/>
          </table:table-cell>
        </table:table-row>
        <table:table-row table:style-name="Tabla4.3">
          <table:table-cell table:style-name="Tabla4.A3" office:value-type="string">
            <text:p text:style-name="P29"><text:placeholder text:placeholder-type="text">&lt;line.name&gt;</text:placeholder></text:p>
          </table:table-cell>
          <table:table-cell table:style-name="Tabla4.A3" office:value-type="string">
            <text:p text:style-name="P31"><text:text-input text:description="&lt;formatLang(line.product_uom_qty,digits=0)&gt;">21</text:text-input></text:p>
          </table:table-cell>
          <table:table-cell table:style-name="Tabla4.A3" office:value-type="string">
            <text:p text:style-name="P32"/>
          </table:table-cell>
          <table:table-cell table:style-name="Tabla4.D3" office:value-type="string">
            <text:p text:style-name="P30"><text:placeholder text:placeholder-type="text">&lt;line.product_id.loc_rack&gt;</text:placeholder></text:p>
          </table:table-cell>
        </table:table-row>
        <table:table-row table:style-name="Tabla4.4">
          <table:table-cell table:style-name="Tabla4.A2" office:value-type="string">
            <text:p text:style-name="P28"><text:text-input text:description="&lt;/for&gt;">End For</text:text-input></text:p>
          </table:table-cell>
          <table:table-cell table:style-name="Tabla4.A2" office:value-type="string">
            <text:p text:style-name="P24"/>
          </table:table-cell>
          <table:table-cell table:style-name="Tabla4.A2" office:value-type="string">
            <text:p text:style-name="P24"/>
          </table:table-cell>
          <table:table-cell table:style-name="Tabla4.A2" office:value-type="string">
            <text:p text:style-name="P24"/>
          </table:table-cell>
        </table:table-row>
      </table:table>
      <text:p text:style-name="Standard"/>
      <text:p text:style-name="P35">Agregado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25"/>
          </table:table-cell>
        </table:table-row>
      </table:table>
      <text:p text:style-name="P34">Notas:</text:p>
      <text:p text:style-name="P36"/>
      <text:p text:style-name="P36"/>
      <text:p text:style-name="P36"/>
      <text:p text:style-name="P36"/>
      <text:p text:style-name="P36">Condiciones Cliente:</text:p>
      <text:p text:style-name="P34"><text:text-input text:description="&lt;o.partner_id.comment&gt;">Juan Ferandez SA</text:text-input></text:p>
      <text:p text:style-name="P16"/>
      <text:p text:style-name="P33"/>
      <text:p text:style-name="Standard"/>
      <text:p text:style-name="P46"><text:text-input text:description="&lt;formatLang(o.date,date='true')&gt;">DD/MM/YYYY</text:text-input></text:p>
      <text:p text:style-name="P12"/>
      <text:p text:style-name="P47"><text:text-input text:description="&lt;o.partner_id.commercial_partner_id.name&gt;">Juan Ferandez SA</text:text-input></text:p>
      <text:p text:style-name="P15"/>
      <text:h text:style-name="P50" text:outline-level="1"><text:text-input text:description="&lt;o.name&gt;">0001-00000023</text:text-input></text:h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8.812cm" fo:margin-left="1.085cm" fo:margin-top="1cm" fo:margin-bottom="0cm" table:align="left"/>
    </style:style>
    <style:style style:name="Tabla3.A" style:family="table-column">
      <style:table-column-properties style:column-width="8.202cm"/>
    </style:style>
    <style:style style:name="Tabla3.B" style:family="table-column">
      <style:table-column-properties style:column-width="2.381cm"/>
    </style:style>
    <style:style style:name="Tabla3.C" style:family="table-column">
      <style:table-column-properties style:column-width="1.296cm"/>
    </style:style>
    <style:style style:name="Tabla3.D" style:family="table-column">
      <style:table-column-properties style:column-width="6.932cm"/>
    </style:style>
    <style:style style:name="Tabla3.1" style:family="table-row">
      <style:table-row-properties style:min-row-height="2.475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706cm"/>
    </style:style>
    <style:style style:name="Tabla3.3" style:family="table-row">
      <style:table-row-properties style:min-row-height="0.868cm"/>
    </style:style>
    <style:style style:name="Tabla3.4" style:family="table-row">
      <style:table-row-properties style:min-row-height="0.582cm"/>
    </style:style>
    <style:style style:name="Tabla1" style:family="table">
      <style:table-properties style:width="18.812cm" fo:margin-left="1.101cm" fo:margin-top="0cm" fo:margin-bottom="0cm" table:align="left"/>
    </style:style>
    <style:style style:name="Tabla1.A" style:family="table-column">
      <style:table-column-properties style:column-width="10.028cm"/>
    </style:style>
    <style:style style:name="Tabla1.B" style:family="table-column">
      <style:table-column-properties style:column-width="8.784cm"/>
    </style:style>
    <style:style style:name="Tabla1.1" style:family="table-row">
      <style:table-row-properties style:min-row-height="1.746cm"/>
    </style:style>
    <style:style style:name="Tabla1.A1" style:family="table-cell">
      <style:table-cell-properties style:vertical-align=""/>
    </style:style>
    <style:style style:name="Tabla8" style:family="table">
      <style:table-properties style:width="18.68cm" fo:margin-left="1.244cm" fo:break-before="auto" fo:break-after="auto" table:align="left"/>
    </style:style>
    <style:style style:name="Tabla8.A" style:family="table-column">
      <style:table-column-properties style:column-width="18.68cm"/>
    </style:style>
    <style:style style:name="Tabla8.1" style:family="table-row">
      <style:table-row-properties style:min-row-height="3.149cm"/>
    </style:style>
    <style:style style:name="Tabla8.A1" style:family="table-cell">
      <style:table-cell-properties fo:padding="0.097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4" style:family="paragraph" style:parent-style-name="Standard">
      <style:paragraph-properties fo:margin-left="0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062bdd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62bdd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62bdd" style:font-size-asian="10pt" style:font-size-complex="10pt"/>
    </style:style>
    <style:style style:name="M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officeooo:paragraph-rsid="0008c3b0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.019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M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M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Standard">
      <style:paragraph-properties fo:margin-left="0.332cm" fo:margin-right="-0.083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MP26" style:family="paragraph" style:parent-style-name="Standard">
      <style:paragraph-properties fo:margin-left="0.206cm" fo:margin-right="-0.056cm" fo:margin-top="0.199cm" fo:margin-bottom="0cm" loext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T1" style:family="text">
      <style:text-properties officeooo:rsid="00274622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font-name="Lucida Sans" fo:font-size="8pt" fo:letter-spacing="0.004cm" style:font-size-asian="8pt" style:font-name-complex="Lucida Sans" style:font-size-complex="8pt"/>
    </style:style>
    <style:style style:name="MT10" style:family="text">
      <style:text-properties style:font-name="Lucida Sans" fo:font-size="8pt" fo:letter-spacing="0.005cm" style:font-size-asian="8pt" style:font-name-complex="Lucida Sans" style:font-size-complex="8pt"/>
    </style:style>
    <style:style style:name="MT11" style:family="text"/>
    <style:style style:name="MT12" style:family="text">
      <style:text-properties fo:color="#221f1f" style:font-name="Lucida Sans" fo:letter-spacing="-0.009cm" style:font-name-complex="Lucida Sans"/>
    </style:style>
    <style:style style:name="MT13" style:family="text">
      <style:text-properties fo:color="#221f1f" style:font-name="Lucida Sans" fo:letter-spacing="-0.012cm" style:font-name-complex="Lucida Sans"/>
    </style:style>
    <style:style style:name="MT1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5" style:family="text">
      <style:text-properties fo:color="#221f1f" style:text-position="-5% 100%" style:font-name="Lucida Sans" fo:letter-spacing="-0.009cm" style:font-name-complex="Lucida Sans"/>
    </style:style>
    <style:style style:name="MT16" style:family="text">
      <style:text-properties fo:color="#221f1f" style:text-position="-5% 100%" style:font-name="Lucida Sans" style:font-name-complex="Lucida Sans"/>
    </style:style>
    <style:style style:name="MT17" style:family="text">
      <style:text-properties fo:color="#221f1f" style:text-position="-5% 100%" style:font-name="Lucida Sans" fo:letter-spacing="-0.012cm" style:font-name-complex="Lucida Sans"/>
    </style:style>
    <style:style style:name="MT18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19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MT20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MT2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2" style:family="text">
      <style:text-properties fo:color="#abab93"/>
    </style:style>
    <style:style style:name="MT23" style:family="text">
      <style:text-properties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014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6.01cm" fo:margin-left="0cm" fo:margin-right="0cm" fo:margin-bottom="0cm" style:dynamic-spacing="false"/>
      </style:header-style>
      <style:footer-style>
        <style:header-footer-properties svg:height="3.97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2"><text:text-input text:description="&lt;setLang(o.partner_id.lang or &quot;en_US&quot;)&gt;">Lang</text:text-input></text:p>
              <text:p text:style-name="MP3"/>
              <text:p text:style-name="MP4"><draw:frame draw:style-name="Mfr1" draw:name="gráficos2" text:anchor-type="paragraph" svg:x="0.596cm" svg:y="-0.466cm" svg:width="1.355cm" svg:height="1.812cm" draw:z-index="2"><draw:image xlink:href="Pictures/10000000000000500000006B6F7113118385404A.png" xlink:type="simple" xlink:show="embed" xlink:actuate="onLoad"/></draw:frame></text:p>
            </table:table-cell>
            <table:table-cell table:style-name="Tabla3.A1" table:number-rows-spanned="2" office:value-type="string">
              <text:p text:style-name="MP5"/>
              <text:p text:style-name="MP6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7"><text:text-input text:description="&lt;legend&gt;">legend</text:text-input></text:p>
            </table:table-cell>
            <table:table-cell table:style-name="Tabla3.A1" table:number-rows-spanned="2" office:value-type="string">
              <text:p text:style-name="Table_20_Contents"/>
            </table:table-cell>
            <table:table-cell table:style-name="Tabla3.A1" table:number-rows-spanned="2" office:value-type="string">
              <text:p text:style-name="MP8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1"><text:text-input text:description="&lt;picking_title&gt;">Pick</text:text-input></text:span><text:text-input text:description="&lt;/if&gt;">/i</text:text-input></text:p>
              <text:p text:style-name="MP9"><text:span text:style-name="MT2"><text:text-input text:description="&lt;if test=&quot;print_number&quot;&gt;">IF2</text:text-input></text:span>Nº: <text:span text:style-name="MT3"><text:text-input text:description="&lt;if test=&quot;context.get('stock_report_type',False)=='remit'&quot;&gt;">if</text:text-input></text:span><text:span text:style-name="MT4"><text:text-input text:description="&lt;o.remit_number&gt;">000</text:text-input></text:span><text:span text:style-name="MT4"><text:text-input text:description="&lt;/if&gt;">/if</text:text-input></text:span><text:span text:style-name="MT3"><text:text-input text:description="&lt;if test=&quot;context.get('stock_report_type',False)!='remit'&quot;&gt;">if</text:text-input></text:span><text:span text:style-name="MT4"><text:text-input text:description="&lt;o.name&gt;">000</text:text-input></text:span><text:span text:style-name="MT4"><text:text-input text:description="&lt;/if&gt;">/if</text:text-input></text:span><text:span text:style-name="MT4"><text:text-input text:description="&lt;/if&gt;">/if</text:text-input></text:span></text:p>
              <text:p text:style-name="MP10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11"><text:span text:style-name="MT8">Hoja</text:span> Nº: <text:page-number text:select-page="current">3</text:page-number>/<text:page-count>3</text:page-count></text:p>
            </table:table-cell>
          </table:table-row>
          <table:table-row table:style-name="Tabla3.2">
            <table:table-cell table:style-name="Tabla3.A1" table:number-rows-spanned="3" office:value-type="string">
              <text:p text:style-name="MP12">Horario: Lunes a Viernes de 9 a 13 y de 14 a 17</text:p>
              <text:p text:style-name="MP13"><text:span text:style-name="MT9">Teléfono:</text:span><text:span text:style-name="MT10"> </text:span><text:span text:style-name="MT9">(011) 3220-3605</text:span></text:p>
              <text:p text:style-name="MP14">ventas@salveregina.com.ar</text:p>
              <text:p text:style-name="MP14"><text:a xlink:type="simple" xlink:href="http://www.salveregina.com.ar/" text:style-name="Internet_20_link" text:visited-style-name="Visited_20_Internet_20_Link">www.salveregina.com.ar</text:a></text:p>
              <text:p text:style-name="MP14">facebook.com/salvereginaarg</text:p>
            </table:table-cell>
            <table:covered-table-cell/>
            <table:covered-table-cell/>
            <table:covered-table-cell/>
          </table:table-row>
          <table:table-row table:style-name="Tabla3.3">
            <table:covered-table-cell/>
            <table:table-cell table:style-name="Tabla3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3.A1" office:value-type="string">
              <text:p text:style-name="MP15"/>
            </table:table-cell>
          </table:table-row>
          <table:table-row table:style-name="Tabla3.4">
            <table:covered-table-cell/>
            <table:covered-table-cell/>
            <table:covered-table-cell/>
            <table:table-cell table:style-name="Tabla3.A1" office:value-type="string">
              <text:p text:style-name="MP16"/>
            </table:table-cell>
          </table:table-row>
        </table:table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><text:span text:style-name="MT12">Cliente</text:span><text:span text:style-name="MT6">:</text:span><text:span text:style-name="MT13"> </text:span><text:span text:style-name="MT14"><text:placeholder text:placeholder-type="text">&lt;o.partner_id.commercial_partner_id.name&gt;</text:placeholder></text:span></text:p>
              <text:p text:style-name="MP18"/>
              <text:p text:style-name="MP19"><text:span text:style-name="MT15">Domicilio</text:span><text:span text:style-name="MT16">:</text:span><text:span text:style-name="MT17"> </text:span><text:span text:style-name="MT18"><text:placeholder text:placeholder-type="text">&lt;partner_address(o.partner_id.commercial_partner_id)&gt;</text:placeholder></text:span></text:p>
              <text:p text:style-name="MP20"/>
              <text:p text:style-name="MP21"><text:span text:style-name="MT19">Teléfono:</text:span><text:span text:style-name="MT18"> </text:span><text:span text:style-name="MT18"><text:placeholder text:placeholder-type="text">&lt;o.partner_id.commercial_partner_id.phone&gt;</text:placeholder></text:span></text:p>
            </table:table-cell>
            <table:table-cell table:style-name="Tabla1.A1" office:value-type="string">
              <text:p text:style-name="MP22"/>
              <text:p text:style-name="MP23"><text:span text:style-name="MT20"><text:placeholder text:placeholder-type="text">&lt;if test="o.partner_id.parent_id"&gt;</text:placeholder></text:span><text:span text:style-name="MT21">Enviar a</text:span><text:span text:style-name="MT14">: </text:span><text:span text:style-name="MT14"><text:placeholder text:placeholder-type="text">&lt;o.partner_id.name&gt;</text:placeholder></text:span><text:span text:style-name="MT14"> - </text:span><text:span text:style-name="MT18"><text:placeholder text:placeholder-type="text">&lt;partner_address(o.partner_id)&gt;</text:placeholder></text:span><text:span text:style-name="MT14"><text:placeholder text:placeholder-type="text">&lt;/if&gt;</text:placeholder></text:span></text:p>
              <text:p text:style-name="MP18"/>
              <text:p text:style-name="MP24"/>
              <text:p text:style-name="MP25"/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row table:style-name="Tabla8.1">
            <table:table-cell table:style-name="Tabla8.A1" office:value-type="string">
              <text:p text:style-name="MP26"><text:span text:style-name="MT22">OBSERVACIONES:</text:span> <text:span text:style-name="MT23"><text:placeholder text:placeholder-type="text">&lt;o.note&gt;</text:placehold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6-09T10:21:53.692715698</dc:date>
    <meta:editing-duration>P1DT3H31M49S</meta:editing-duration>
    <meta:editing-cycles>194</meta:editing-cycles>
    <meta:generator>LibreOffice/5.1.2.2$Linux_X86_64 LibreOffice_project/10m0$Build-2</meta:generator>
    <meta:document-statistic meta:table-count="5" meta:image-count="1" meta:object-count="0" meta:page-count="3" meta:paragraph-count="33" meta:word-count="144" meta:character-count="788" meta:non-whitespace-character-count="751"/>
  </office:meta>
</office:document-meta>
</file>